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WTF is Flask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Section 2: Templat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ibraries required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Nothing ne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oject Structure</text:p>
          </draw:text-box>
        </draw:frame>
        <draw:frame draw:style-name="gr2" draw:text-style-name="P2" draw:layer="layout" svg:width="7.62cm" svg:height="0.886cm" svg:x="1.27cm" svg:y="5.589cm">
          <draw:text-box>
            <text:p>project_folder</text:p>
          </draw:text-box>
        </draw:frame>
        <draw:frame draw:style-name="gr2" draw:text-style-name="P2" draw:layer="layout" svg:width="7.874cm" svg:height="0.886cm" svg:x="4.318cm" svg:y="6.859cm">
          <draw:text-box>
            <text:p>requirements.txt</text:p>
          </draw:text-box>
        </draw:frame>
        <draw:frame draw:style-name="gr2" draw:text-style-name="P2" draw:layer="layout" svg:width="6.604cm" svg:height="0.886cm" svg:x="4.318cm" svg:y="7.745cm">
          <draw:text-box>
            <text:p>project.py</text:p>
          </draw:text-box>
        </draw:frame>
        <draw:frame draw:style-name="gr2" draw:text-style-name="P2" draw:layer="layout" svg:width="5.588cm" svg:height="0.886cm" svg:x="4.318cm" svg:y="8.631cm">
          <draw:text-box>
            <text:p>venv/</text:p>
          </draw:text-box>
        </draw:frame>
        <draw:frame draw:style-name="gr2" draw:text-style-name="P2" draw:layer="layout" svg:width="3.556cm" svg:height="0.886cm" svg:x="4.318cm" svg:y="9.529cm">
          <draw:text-box>
            <text:p>app/</text:p>
          </draw:text-box>
        </draw:frame>
        <draw:frame draw:style-name="gr2" draw:text-style-name="P2" draw:layer="layout" svg:width="3.81cm" svg:height="0.886cm" svg:x="6.35cm" svg:y="10.669cm">
          <draw:text-box>
            <text:p>__init__.py</text:p>
          </draw:text-box>
        </draw:frame>
        <draw:frame draw:style-name="gr2" draw:text-style-name="P2" draw:layer="layout" svg:width="3.556cm" svg:height="0.886cm" svg:x="6.398cm" svg:y="11.734cm">
          <draw:text-box>
            <text:p>routes.py</text:p>
          </draw:text-box>
        </draw:frame>
        <draw:connector draw:style-name="gr3" draw:text-style-name="P3" draw:layer="layout" svg:x1="2.414cm" svg:y1="6.706cm" svg:x2="2.414cm" svg:y2="9.968cm" svg:d="M2414 6706v3262" svg:viewBox="0 0 1 3263">
          <text:p/>
        </draw:connector>
        <draw:connector draw:style-name="gr3" draw:text-style-name="P3" xml:id="id1" draw:id="id1" draw:layer="layout" svg:x1="5.163cm" svg:y1="10.662cm" svg:x2="5.163cm" svg:y2="12.306cm" svg:d="M5163 10662v1644" svg:viewBox="0 0 1 1645">
          <text:p/>
        </draw:connector>
        <draw:frame draw:style-name="gr4" draw:text-style-name="P4" draw:layer="layout" svg:width="5.286cm" svg:height="0.886cm" svg:x="6.398cm" svg:y="12.62cm">
          <draw:text-box>
            <text:p>templates/</text:p>
          </draw:text-box>
        </draw:frame>
        <draw:connector draw:style-name="gr3" draw:text-style-name="P3" draw:layer="layout" svg:x1="5.163cm" svg:y1="12.306cm" svg:x2="5.163cm" svg:y2="13.385cm" draw:start-shape="id1" draw:start-glue-point="3" svg:d="M5163 12306v1079" svg:viewBox="0 0 1 1080">
          <text:p/>
        </draw:connector>
        <draw:frame draw:style-name="gr4" draw:text-style-name="P4" draw:layer="layout" svg:width="4.826cm" svg:height="0.886cm" svg:x="8.128cm" svg:y="13.717cm">
          <draw:text-box>
            <text:p>Base.html</text:p>
          </draw:text-box>
        </draw:frame>
        <draw:frame draw:style-name="gr4" draw:text-style-name="P4" draw:layer="layout" svg:width="3.81cm" svg:height="0.886cm" svg:x="8.128cm" svg:y="14.603cm">
          <draw:text-box>
            <text:p>Index.html</text:p>
          </draw:text-box>
        </draw:frame>
        <draw:connector draw:style-name="gr3" draw:text-style-name="P3" draw:layer="layout" svg:x1="7.603cm" svg:y1="13.744cm" svg:x2="7.603cm" svg:y2="15.568cm" svg:d="M7603 13744v1824" svg:viewBox="0 0 1 1825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mplat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n “html” page that can execute some code a fill in some gaps when rendered.</text:p>
              </text:list-item>
              <text:list-item>
                <text:p>Allows the programmer to write less html to fill out a website</text:p>
              </text:list-item>
              <text:list-item>
                <text:p>Flask uses Jinja2 template engine</text:p>
              </text:list-item>
              <text:list-item>
                <text:p>Flask looks in the app/templates fold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ol things templates can d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Execute code</text:p>
              </text:list-item>
              <text:list-item>
                <text:p>Retrieve data</text:p>
              </text:list-item>
              <text:list-item>
                <text:p>Conditionals</text:p>
              </text:list-item>
              <text:list-item>
                <text:p>Loops</text:p>
              </text:list-item>
              <text:list-item>
                <text:p>inherita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27T13:40:29.306092220</meta:creation-date>
    <meta:editing-duration>PT11M14S</meta:editing-duration>
    <meta:editing-cycles>3</meta:editing-cycles>
    <meta:generator>LibreOffice/6.3.4.2.0$Linux_X86_64 LibreOffice_project/30$Build-2</meta:generator>
    <dc:title>Midnightblue</dc:title>
    <dc:date>2020-01-27T14:13:51.075830569</dc:date>
    <meta:document-statistic meta:object-count="84"/>
  </office:meta>
</office:document-meta>
</file>